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Liste des principaux clients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1 rue de l'<text:span text:style-name="T1">Église</text:span>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3 ruelle du Moulin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MARSEILLE</text:p>
          </table:table-cell>
        </table:table-row>
        <table:table-row table:style-name="ro1">
          <table:table-cell office:value-type="string" calcext:value-type="string">
            <text:p>DURAND</text:p>
          </table:table-cell>
          <table:table-cell office:value-type="string" calcext:value-type="string">
            <text:p>2 allée du Château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string" calcext:value-type="string">
            <text:p>DUBOIS</text:p>
          </table:table-cell>
          <table:table-cell office:value-type="string" calcext:value-type="string">
            <text:p>12 avenue des <text:span text:style-name="T1">Écoles</text:span>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string" calcext:value-type="string">
            <text:p>MOREAU</text:p>
          </table:table-cell>
          <table:table-cell office:value-type="string" calcext:value-type="string">
            <text:p>10 boulevard de la Gare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ROUX</text:p>
          </table:table-cell>
          <table:table-cell office:value-type="string" calcext:value-type="string">
            <text:p>7 chemin du Stade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string" calcext:value-type="string">
            <text:p>FOURNIER</text:p>
          </table:table-cell>
          <table:table-cell office:value-type="string" calcext:value-type="string">
            <text:p>24 route de la Fontaine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DUPONT</text:p>
          </table:table-cell>
          <table:table-cell office:value-type="string" calcext:value-type="string">
            <text:p>18 rue Pasteur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4 ruelle des Jardins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2">
            <text:p>Catalogue produits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Code article</text:p>
          </table:table-cell>
          <table:table-cell table:style-name="ce2" office:value-type="string" calcext:value-type="string">
            <text:p>Désignation</text:p>
          </table:table-cell>
          <table:table-cell table:style-name="ce2" office:value-type="string" calcext:value-type="string">
            <text:p>Prix unitaire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isque dur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lecteur DVD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ouri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lavier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alimentation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boitier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écran</text:p>
          </table:table-cell>
          <table:table-cell office:value-type="float" office:value="200" calcext:value-type="float">
            <text:p>200</text:p>
          </table:table-cell>
          <table:table-cell/>
        </table:table-row>
      </table:table>
      <table:table table:name="Feuille2" table:style-name="ta1">
        <table:table-column table:style-name="co1" table:number-columns-repeated="3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PETIT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dresse</text:p>
          </table:table-cell>
          <table:table-cell table:style-name="ce6" table:formula="of:=LOOKUP([.D2];[Feuille1.A4:.A12];[Feuille1.B4:.B12])" office:value-type="string" office:string-value="3 ruelle du Moulin" calcext:value-type="string">
            <text:p>3 ruelle du Moulin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ode postal</text:p>
          </table:table-cell>
          <table:table-cell table:style-name="Default" table:formula="of:=LOOKUP([.D2];[Feuille1.A4:.A12];[Feuille1.C4:.C12])" office:value-type="float" office:value="13000" calcext:value-type="float">
            <text:p>13000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ille</text:p>
          </table:table-cell>
          <table:table-cell table:style-name="Default" table:formula="of:=LOOKUP([.D2]; [Feuille1.A4:.A12];[Feuille1.D4:.D13])" office:value-type="string" office:string-value="MARSEILLE" calcext:value-type="string">
            <text:p>MARSEILLE</text:p>
          </table:table-cell>
          <table: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Facture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code article</text:p>
          </table:table-cell>
          <table:table-cell table:style-name="ce4" office:value-type="string" calcext:value-type="string">
            <text:p>désignation</text:p>
          </table:table-cell>
          <table:table-cell table:style-name="ce4" office:value-type="string" calcext:value-type="string">
            <text:p>quantité</text:p>
          </table:table-cell>
          <table:table-cell table:style-name="ce4" office:value-type="string" calcext:value-type="string">
            <text:p>prix unitaire</text:p>
          </table:table-cell>
          <table:table-cell table:style-name="ce4" office:value-type="string" calcext:value-type="string">
            <text:p>montant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OKUP([.A9];[Feuille1.A$18:.A$24];[Feuille1.B$18:.B$24])" office:value-type="string" office:string-value="disque dur" calcext:value-type="string">
            <text:p>disque dur</text:p>
          </table:table-cell>
          <table:table-cell office:value-type="float" office:value="5" calcext:value-type="float">
            <text:p>5</text:p>
          </table:table-cell>
          <table:table-cell table:formula="of:=LOOKUP([.A9];[Feuille1.A$18:.A$24];[Feuille1.C$18:.C$24])" office:value-type="float" office:value="120" calcext:value-type="float">
            <text:p>120</text:p>
          </table:table-cell>
          <table:table-cell table:formula="of:=[.C9]*[.D9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OKUP([.A10];[Feuille1.A$18:.A$24];[Feuille1.B$18:.B$24])" office:value-type="string" office:string-value="lecteur DVD" calcext:value-type="string">
            <text:p>lecteur DVD</text:p>
          </table:table-cell>
          <table:table-cell office:value-type="float" office:value="5" calcext:value-type="float">
            <text:p>5</text:p>
          </table:table-cell>
          <table:table-cell table:formula="of:=LOOKUP([.A10];[Feuille1.A$18:.A$24];[Feuille1.C$18:.C$24])" office:value-type="float" office:value="70" calcext:value-type="float">
            <text:p>70</text:p>
          </table:table-cell>
          <table:table-cell table:formula="of:=[.C10]*[.D10]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OKUP([.A11];[Feuille1.A$18:.A$24];[Feuille1.B$18:.B$24])" office:value-type="string" office:string-value="souris" calcext:value-type="string">
            <text:p>souris</text:p>
          </table:table-cell>
          <table:table-cell office:value-type="float" office:value="5" calcext:value-type="float">
            <text:p>5</text:p>
          </table:table-cell>
          <table:table-cell table:formula="of:=LOOKUP([.A11];[Feuille1.A$18:.A$24];[Feuille1.C$18:.C$24])" office:value-type="float" office:value="10" calcext:value-type="float">
            <text:p>10</text:p>
          </table:table-cell>
          <table:table-cell table:formula="of:=[.C11]*[.D1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OKUP([.A12];[Feuille1.A$18:.A$24];[Feuille1.B$18:.B$24])" office:value-type="string" office:string-value="clavier" calcext:value-type="string">
            <text:p>clavier</text:p>
          </table:table-cell>
          <table:table-cell office:value-type="float" office:value="5" calcext:value-type="float">
            <text:p>5</text:p>
          </table:table-cell>
          <table:table-cell table:formula="of:=LOOKUP([.A12];[Feuille1.A$18:.A$24];[Feuille1.C$18:.C$24])" office:value-type="float" office:value="25" calcext:value-type="float">
            <text:p>25</text:p>
          </table:table-cell>
          <table:table-cell table:formula="of:=[.C12]*[.D12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OKUP([.A13];[Feuille1.A$18:.A$24];[Feuille1.B$18:.B$24])" office:value-type="string" office:string-value="alimentation" calcext:value-type="string">
            <text:p>alimentation</text:p>
          </table:table-cell>
          <table:table-cell office:value-type="float" office:value="5" calcext:value-type="float">
            <text:p>5</text:p>
          </table:table-cell>
          <table:table-cell table:formula="of:=LOOKUP([.A13];[Feuille1.A$18:.A$24];[Feuille1.C$18:.C$24])" office:value-type="float" office:value="45" calcext:value-type="float">
            <text:p>45</text:p>
          </table:table-cell>
          <table:table-cell table:formula="of:=[.C13]*[.D13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OKUP([.A14];[Feuille1.A$18:.A$24];[Feuille1.B$18:.B$24])" office:value-type="string" office:string-value="boitier" calcext:value-type="string">
            <text:p>boitier</text:p>
          </table:table-cell>
          <table:table-cell office:value-type="float" office:value="5" calcext:value-type="float">
            <text:p>5</text:p>
          </table:table-cell>
          <table:table-cell table:formula="of:=LOOKUP([.A14];[Feuille1.A$18:.A$24];[Feuille1.C$18:.C$24])" office:value-type="float" office:value="55" calcext:value-type="float">
            <text:p>55</text:p>
          </table:table-cell>
          <table:table-cell table:formula="of:=[.C14]*[.D14]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OKUP([.A15];[Feuille1.A$18:.A$24];[Feuille1.B$18:.B$24])" office:value-type="string" office:string-value="écran" calcext:value-type="string">
            <text:p>écran</text:p>
          </table:table-cell>
          <table:table-cell office:value-type="float" office:value="5" calcext:value-type="float">
            <text:p>5</text:p>
          </table:table-cell>
          <table:table-cell table:formula="of:=LOOKUP([.A15];[Feuille1.A$18:.A$24];[Feuille1.C$18:.C$24])" office:value-type="float" office:value="200" calcext:value-type="float">
            <text:p>200</text:p>
          </table:table-cell>
          <table:table-cell table:formula="of:=[.C15]*[.D15]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LOOKUP([.A16];[Feuille1.A$18:.A$24];[Feuille1.B$18:.B$24])" office:value-type="string" office:string-value="" calcext:value-type="error">
            <text:p>#N/D</text:p>
          </table:table-cell>
          <table:table-cell/>
          <table:table-cell table:formula="of:=LOOKUP([.A16];[Feuille1.A$18:.A$24];[Feuille1.C$18:.C$24])" office:value-type="string" office:string-value="" calcext:value-type="error">
            <text:p>#N/D</text:p>
          </table:table-cell>
          <table:table-cell table:formula="of:=[.B16]*[.D16]" office:value-type="string" office:string-value="" calcext:value-type="error">
            <text:p>#N/D</text:p>
          </table:table-cell>
        </table:table-row>
        <table:table-row table:style-name="ro1">
          <table:table-cell/>
          <table:table-cell table:formula="of:=LOOKUP([.A17];[Feuille1.A$18:.A$24];[Feuille1.B$18:.B$24])" office:value-type="string" office:string-value="" calcext:value-type="error">
            <text:p>#N/D</text:p>
          </table:table-cell>
          <table:table-cell/>
          <table:table-cell table:formula="of:=LOOKUP([.A17];[Feuille1.A$18:.A$24];[Feuille1.C$18:.C$24])" office:value-type="string" office:string-value="" calcext:value-type="error">
            <text:p>#N/D</text:p>
          </table:table-cell>
          <table:table-cell table:formula="of:=[.B17]*[.D17]" office:value-type="string" office:string-value="" calcext:value-type="error">
            <text:p>#N/D</text:p>
          </table:table-cell>
        </table:table-row>
        <table:table-row table:style-name="ro1">
          <table:table-cell/>
          <table:table-cell table:formula="of:=LOOKUP([.A18];[Feuille1.A$18:.A$24];[Feuille1.B$18:.B$24])" office:value-type="string" office:string-value="" calcext:value-type="error">
            <text:p>#N/D</text:p>
          </table:table-cell>
          <table:table-cell/>
          <table:table-cell table:formula="of:=LOOKUP([.A18];[Feuille1.A$18:.A$24];[Feuille1.C$18:.C$24])" office:value-type="string" office:string-value="" calcext:value-type="error">
            <text:p>#N/D</text:p>
          </table:table-cell>
          <table:table-cell table:formula="of:=[.B18]*[.D18]" office:value-type="string" office:string-value="" calcext:value-type="error">
            <text:p>#N/D</text:p>
          </table:table-cell>
        </table:table-row>
        <table:table-row table:style-name="ro1">
          <table:table-cell/>
          <table:table-cell table:formula="of:=LOOKUP([.A19];[Feuille1.A$18:.A$24];[Feuille1.B$18:.B$24])" office:value-type="string" office:string-value="" calcext:value-type="error">
            <text:p>#N/D</text:p>
          </table:table-cell>
          <table:table-cell/>
          <table:table-cell table:formula="of:=LOOKUP([.A19];[Feuille1.A$18:.A$24];[Feuille1.C$18:.C$24])" office:value-type="string" office:string-value="" calcext:value-type="error">
            <text:p>#N/D</text:p>
          </table:table-cell>
          <table:table-cell table:formula="of:=[.B19]*[.D19]" office:value-type="string" office:string-value="" calcext:value-type="error">
            <text:p>#N/D</text:p>
          </table:table-cell>
        </table:table-row>
        <table:table-row table:style-name="ro1">
          <table:table-cell/>
          <table:table-cell table:formula="of:=LOOKUP([.A20];[Feuille1.A$18:.A$24];[Feuille1.B$18:.B$24])" office:value-type="string" office:string-value="" calcext:value-type="error">
            <text:p>#N/D</text:p>
          </table:table-cell>
          <table:table-cell/>
          <table:table-cell table:formula="of:=LOOKUP([.A20];[Feuille1.A$18:.A$24];[Feuille1.C$18:.C$24])" office:value-type="string" office:string-value="" calcext:value-type="error">
            <text:p>#N/D</text:p>
          </table:table-cell>
          <table:table-cell table:formula="of:=[.B20]*[.D20]" office:value-type="string" office:string-value="" calcext:value-type="error">
            <text:p>#N/D</text:p>
          </table:table-cell>
        </table:table-row>
        <table:table-row table:style-name="ro1">
          <table:table-cell/>
          <table:table-cell table:formula="of:=LOOKUP([.A21];[Feuille1.A$18:.A$24];[Feuille1.B$18:.B$24])" office:value-type="string" office:string-value="" calcext:value-type="error">
            <text:p>#N/D</text:p>
          </table:table-cell>
          <table:table-cell/>
          <table:table-cell table:formula="of:=LOOKUP([.A21];[Feuille1.A$18:.A$24];[Feuille1.C$18:.C$24])" office:value-type="string" office:string-value="" calcext:value-type="error">
            <text:p>#N/D</text:p>
          </table:table-cell>
          <table:table-cell table:formula="of:=[.B21]*[.D21]" office:value-type="string" office:string-value="" calcext:value-type="error">
            <text:p>#N/D</text:p>
          </table:table-cell>
        </table:table-row>
        <table:table-row table:style-name="ro1">
          <table:table-cell/>
          <table:table-cell table:formula="of:=LOOKUP([.A22];[Feuille1.A$18:.A$24];[Feuille1.B$18:.B$24])" office:value-type="string" office:string-value="" calcext:value-type="error">
            <text:p>#N/D</text:p>
          </table:table-cell>
          <table:table-cell/>
          <table:table-cell table:formula="of:=LOOKUP([.A22];[Feuille1.A$18:.A$24];[Feuille1.C$18:.C$24])" office:value-type="string" office:string-value="" calcext:value-type="error">
            <text:p>#N/D</text:p>
          </table:table-cell>
          <table:table-cell table:formula="of:=[.B22]*[.D22]" office:value-type="string" office:string-value="" calcext:value-type="error">
            <text:p>#N/D</text:p>
          </table:table-cell>
        </table:table-row>
        <table:table-row table:style-name="ro1">
          <table:table-cell/>
          <table:table-cell table:formula="of:=LOOKUP([.A23];[Feuille1.A$18:.A$24];[Feuille1.B$18:.B$24])" office:value-type="string" office:string-value="" calcext:value-type="error">
            <text:p>#N/D</text:p>
          </table:table-cell>
          <table:table-cell/>
          <table:table-cell table:formula="of:=LOOKUP([.A23];[Feuille1.A$18:.A$24];[Feuille1.C$18:.C$24])" office:value-type="string" office:string-value="" calcext:value-type="error">
            <text:p>#N/D</text:p>
          </table:table-cell>
          <table:table-cell table:formula="of:=[.B23]*[.D23]" office:value-type="string" office:string-value="" calcext:value-type="error">
            <text:p>#N/D</text:p>
          </table:table-cell>
        </table:table-row>
        <table:table-row table:style-name="ro1">
          <table:table-cell/>
          <table:table-cell table:formula="of:=LOOKUP([.A24];[Feuille1.A$18:.A$24];[Feuille1.B$18:.B$24])" office:value-type="string" office:string-value="" calcext:value-type="error">
            <text:p>#N/D</text:p>
          </table:table-cell>
          <table:table-cell/>
          <table:table-cell table:formula="of:=LOOKUP([.A24];[Feuille1.A$18:.A$24];[Feuille1.C$18:.C$24])" office:value-type="string" office:string-value="" calcext:value-type="error">
            <text:p>#N/D</text:p>
          </table:table-cell>
          <table:table-cell table:formula="of:=[.B24]*[.D24]" office:value-type="string" office:string-value="" calcext:value-type="error">
            <text:p>#N/D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Total marchandise</text:p>
          </table:table-cell>
          <table:table-cell table:formula="of:=SUM([.E9:.E15])" office:value-type="float" office:value="2625" calcext:value-type="float">
            <text:p>2625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Port</text:p>
          </table:table-cell>
          <table:table-cell table:formula="of:=IF([.E25]&lt;=200; 50; IF([.E25]&lt;=500; 30; IF([.E25]&lt;=750; 15; 0))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Total HT</text:p>
          </table:table-cell>
          <table:table-cell table:formula="of:=[.E25]+[.E26]" office:value-type="float" office:value="2625" calcext:value-type="float">
            <text:p>2625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TTC</text:p>
          </table:table-cell>
          <table:table-cell table:formula="of:=(19.6*[.E27])/100" office:value-type="float" office:value="514.5" calcext:value-type="float">
            <text:p>51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5T12:45:21.316723692</dc:date>
    <meta:generator>LibreOffice/4.2.8.2$Linux_X86_64 LibreOffice_project/420m0$Build-2</meta:generator>
    <meta:editing-duration>PT31M7S</meta:editing-duration>
    <meta:editing-cycles>5</meta:editing-cycles>
    <meta:document-statistic meta:table-count="2" meta:cell-count="150" meta:object-count="0"/>
  </office:meta>
</office:document-meta>
</file>